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7.91cm" fo:min-width="17.82cm"/>
    </style:style>
    <style:style style:name="gr2" style:family="graphic" style:parent-style-name="standard">
      <style:graphic-properties draw:textarea-horizontal-align="justify" draw:textarea-vertical-align="middle" draw:auto-grow-height="false" fo:min-height="1.168cm" fo:min-width="3.8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6.569cm" fo:min-width="12.211cm"/>
    </style:style>
    <style:style style:name="gr5" style:family="graphic" style:parent-style-name="standard">
      <style:graphic-properties draw:textarea-horizontal-align="justify" draw:textarea-vertical-align="middle" draw:auto-grow-height="false" fo:min-height="5.369cm" fo:min-width="5.992cm"/>
    </style:style>
    <style:style style:name="gr6" style:family="graphic" style:parent-style-name="standard">
      <style:graphic-properties draw:fill="solid" draw:fill-color="#c0c0c0" draw:textarea-horizontal-align="justify" draw:textarea-vertical-align="middle" draw:auto-grow-height="false" fo:min-height="0.923cm" fo:min-width="3.783cm"/>
    </style:style>
    <style:style style:name="gr7" style:family="graphic" style:parent-style-name="standard">
      <style:graphic-properties draw:fill="solid" draw:fill-color="#ccffff" draw:textarea-horizontal-align="justify" draw:textarea-vertical-align="middle" draw:auto-grow-height="false" fo:min-height="0.569cm" fo:min-width="3.482cm"/>
    </style:style>
    <style:style style:name="gr8" style:family="graphic" style:parent-style-name="standard">
      <style:graphic-properties draw:textarea-horizontal-align="justify" draw:textarea-vertical-align="middle" draw:auto-grow-height="false" fo:min-height="2.996cm" fo:min-width="8.447cm"/>
    </style:style>
    <style:style style:name="gr9" style:family="graphic" style:parent-style-name="standard">
      <style:graphic-properties draw:textarea-horizontal-align="justify" draw:textarea-vertical-align="middle" draw:auto-grow-height="false" fo:min-height="1.741cm" fo:min-width="3.51cm"/>
    </style:style>
    <style:style style:name="gr10" style:family="graphic" style:parent-style-name="standard">
      <style:graphic-properties draw:textarea-horizontal-align="justify" draw:textarea-vertical-align="middle" draw:auto-grow-height="false" fo:min-height="1.714cm" fo:min-width="0.51cm"/>
    </style:style>
    <style:style style:name="gr11" style:family="graphic" style:parent-style-name="standard">
      <style:graphic-properties draw:fill="solid" draw:fill-color="#ffcc99" draw:textarea-horizontal-align="justify" draw:textarea-vertical-align="middle" draw:auto-grow-height="false" fo:min-height="0.678cm" fo:min-width="3.919cm"/>
    </style:style>
    <style:style style:name="gr12" style:family="graphic" style:parent-style-name="objectwithoutfill">
      <style:graphic-properties svg:stroke-width="0.1cm" svg:stroke-color="#008000" draw:marker-start="Arrow" draw:marker-start-width="0.3cm" draw:marker-end="Arrow" draw:marker-end-width="0.3cm" draw:fill="none" draw:textarea-horizontal-align="center" draw:textarea-vertical-align="middle" fo:padding-top="0.162cm" fo:padding-bottom="0.162cm" fo:padding-left="0.287cm" fo:padding-right="0.287cm"/>
    </style:style>
    <style:style style:name="gr1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62cm" fo:padding-bottom="0.162cm" fo:padding-left="0.287cm" fo:padding-right="0.287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P4" style:family="paragraph">
      <style:paragraph-properties fo:text-align="center"/>
      <style:text-properties fo:color="#0080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8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8.32cm" svg:height="8.16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364cm" svg:height="1.418cm" svg:x="1.746cm" svg:y="2.1cm">
          <text:p text:style-name="P1">Stealth (ipc)</text:p>
          <draw:enhanced-geometry svg:viewBox="0 0 21600 21600" draw:type="rectangle" draw:enhanced-path="M 0 0 L 21600 0 21600 21600 0 21600 0 0 Z N"/>
        </draw:custom-shape>
        <draw:frame draw:style-name="gr3" draw:layer="layout" svg:width="11.767cm" svg:height="1.017cm" svg:x="7.553cm" svg:y="1cm">
          <draw:text-box>
            <text:p>Stealth communication in daemon mode</text:p>
          </draw:text-box>
        </draw:frame>
        <draw:custom-shape draw:style-name="gr4" draw:text-style-name="P1" draw:layer="layout" svg:width="12.711cm" svg:height="6.819cm" svg:x="6.41cm" svg:y="2.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265cm" svg:height="1.017cm" svg:x="10.392cm" svg:y="2.073cm">
          <draw:text-box>
            <text:p>Stealth --daemon</text:p>
          </draw:text-box>
        </draw:frame>
        <draw:custom-shape draw:style-name="gr5" draw:text-style-name="P1" draw:layer="layout" svg:width="6.492cm" svg:height="5.619cm" svg:x="6.792cm" svg:y="3.05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859cm" svg:height="1.026cm" svg:x="6.901cm" svg:y="3.164cm">
          <draw:text-box>
            <text:p text:style-name="P2"><text:span text:style-name="T1">child process</text:span></text:p>
          </draw:text-box>
        </draw:frame>
        <draw:custom-shape draw:style-name="gr6" draw:text-style-name="P3" draw:layer="layout" svg:width="4.283cm" svg:height="1.173cm" svg:x="14.511cm" svg:y="3.109cm">
          <text:p text:style-name="P3"><text:span text:style-name="T1">parent (ends)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2" draw:id="id2" draw:layer="layout" svg:width="3.982cm" svg:height="0.819cm" svg:x="7.174cm" svg:y="4.2cm">
          <text:p text:style-name="P1">ipcInterface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947cm" svg:height="3.246cm" svg:x="7.201cm" svg:y="5.319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.855cm" svg:height="1.017cm" svg:x="7.092cm" svg:y="5.182cm">
          <draw:text-box>
            <text:p>jobsHandler</text:p>
          </draw:text-box>
        </draw:frame>
        <draw:frame draw:style-name="gr3" draw:layer="layout" svg:width="3.88cm" svg:height="1.017cm" svg:x="7.883cm" svg:y="6.765cm">
          <draw:text-box>
            <text:p>...................</text:p>
          </draw:text-box>
        </draw:frame>
        <draw:custom-shape draw:style-name="gr9" draw:text-style-name="P1" draw:layer="layout" svg:width="4.01cm" svg:height="1.991cm" svg:x="11.428cm" svg:y="6.47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01cm" svg:height="1.964cm" svg:x="10.092cm" svg:y="6.4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01cm" svg:height="1.964cm" svg:x="8.729cm" svg:y="6.4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01cm" svg:height="1.964cm" svg:x="7.31cm" svg:y="6.49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155cm" svg:height="1.017cm" svg:x="11.319cm" svg:y="6.354cm">
          <draw:text-box>
            <text:p>integrityScan</text:p>
          </draw:text-box>
        </draw:frame>
        <draw:custom-shape draw:style-name="gr11" draw:text-style-name="P1" draw:layer="layout" svg:width="4.419cm" svg:height="0.928cm" svg:x="12.219cm" svg:y="7.445cm">
          <text:p text:style-name="P1">SSH and SH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curve" svg:x1="3.928cm" svg:y1="3.518cm" svg:x2="7.174cm" svg:y2="4.609cm" draw:start-shape="id1" draw:start-glue-point="2" draw:end-shape="id2" draw:end-glue-point="3" svg:d="M3928 3518c0 728 1082 1091 3246 1091" svg:viewBox="0 0 3247 1092">
          <text:p/>
        </draw:connector>
        <draw:frame draw:style-name="gr13" draw:text-style-name="P4" draw:layer="layout" svg:width="4.064cm" svg:height="1.857cm" svg:x="1.173cm" svg:y="4.31cm">
          <draw:text-box>
            <text:p text:style-name="P1"><text:span text:style-name="T2">unix domain</text:span></text:p>
            <text:p text:style-name="P1"><text:span text:style-name="T2">socket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25cm" svg:stroke-color="#000000" draw:marker-start-width="0.33cm" draw:marker-start-center="false" draw:marker-end-width="0.3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Charter1" fo:font-family="'Bitstream Charter'" style:font-style-name="Regular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229cm" draw:marker-end="Arrow" draw:marker-end-width="0.229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fill="none" draw:fill-image-width="0cm" draw:fill-image-height="0cm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 draw:page-number="1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.487cm" svg:height="1.363cm" svg:x="1.916cm" svg:y="1.324cm" presentation:class="title" presentation:placeholder="true">
        <draw:text-box/>
      </draw:frame>
      <draw:frame presentation:style-name="Default-outline1" draw:layer="backgroundobjects" svg:width="16.487cm" svg:height="9.673cm" svg:x="1.916cm" svg:y="2.908cm" presentation:class="outline" presentation:placeholder="true">
        <draw:text-box/>
      </draw:frame>
      <draw:frame presentation:style-name="Mpr1" draw:text-style-name="MP1" draw:layer="backgroundobjects" svg:width="4.268cm" svg:height="0.563cm" svg:x="1.916cm" svg:y="8.4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806cm" svg:height="0.563cm" svg:x="7.265cm" svg:y="8.4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268cm" svg:height="0.563cm" svg:x="14.135cm" svg:y="8.4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12-03T22:31:45</meta:creation-date>
    <meta:editing-duration>PT26M17S</meta:editing-duration>
    <meta:editing-cycles>7</meta:editing-cycles>
    <dc:date>2015-02-01T15:41:20.017336775</dc:date>
    <meta:generator>LibreOffice/4.3.3.2$Linux_x86 LibreOffice_project/430m0$Build-2</meta:generator>
    <meta:document-statistic meta:object-count="43"/>
  </office:meta>
</office:document-meta>
</file>